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5pt" fo:font-weight="bold" officeooo:rsid="0065c266" officeooo:paragraph-rsid="0065c266" style:font-size-asian="5pt" style:font-weight-asian="bold" style:font-size-complex="5pt" style:font-weight-complex="bold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22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24">GAMMA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3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status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status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2-21T12:39:10.490520843</dc:date>
    <dc:creator>thebrush </dc:creator>
    <meta:editing-duration>PT5H19M5S</meta:editing-duration>
    <meta:editing-cycles>86</meta:editing-cycles>
    <meta:document-statistic meta:table-count="1" meta:image-count="0" meta:object-count="0" meta:page-count="1" meta:paragraph-count="43" meta:word-count="118" meta:character-count="1132" meta:non-whitespace-character-count="1060"/>
  </office:meta>
</office:document-meta>
</file>